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" style:family="table-cell" style:data-style-name="General">
      <style:table-cell-properties fo:background-color="#999999" gnm:background-colour="#999999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1"/>
    </style:style>
    <style:style style:name="ACE-12" style:family="table-cell" style:data-style-name="General">
      <style:table-cell-properties fo:background-color="#999999" gnm:background-colour="#999999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pt" style:use-optimal-column-width="true"/>
    </style:style>
    <style:style style:name="ACOL-2" style:family="table-column">
      <style:table-column-properties style:column-width="74.25pt" style:use-optimal-column-width="true"/>
    </style:style>
    <style:style style:name="ACOL-3" style:family="table-column">
      <style:table-column-properties style:column-width="69.75pt" style:use-optimal-column-width="true"/>
    </style:style>
    <style:style style:name="ACOL-4" style:family="table-column"/>
    <style:style style:name="AROW-1" style:family="table-row">
      <style:table-row-properties style:row-height="23.25pt" style:use-optimal-row-height="true"/>
    </style:style>
    <style:style style:name="AROW-2" style:family="table-row">
      <style:table-row-properties style:row-height="24.75pt" style:use-optimal-row-height="true"/>
    </style:style>
    <style:style style:name="AROW-3" style:family="table-row">
      <style:table-row-properties style:row-height="39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 table:number-columns-repeated="2"/>
        <table:table-column table:style-name="ACOL-2"/>
        <table:table-column table:style-name="ACOL-3"/>
        <table:table-column table:style-name="ACOL-0"/>
        <table:table-column table:style-name="ACOL-0" table:number-columns-repeated="250"/>
        <table:table-row table:style-name="AROW-1">
          <table:table-cell table:style-name="Gnumeric-default"/>
          <table:table-cell table:style-name="ACE-3" office:value-type="string">
            <text:p>write_issued</text:p>
          </table:table-cell>
          <table:table-cell table:style-name="ACE-3" office:value-type="string">
            <text:p>read_issued</text:p>
          </table:table-cell>
          <table:table-cell table:style-name="ACE-3" office:value-type="string">
            <text:p>write_time</text:p>
          </table:table-cell>
          <table:table-cell table:style-name="ACE-3" office:value-type="string">
            <text:p>read_time</text:p>
          </table:table-cell>
          <table:table-cell table:style-name="ACE-12" office:value-type="string">
            <text:p><text:s/>cputil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Bzip2 @bzip2</text:p>
          </table:table-cell>
          <table:table-cell table:style-name="ACE-4" office:value-type="float" office:value="0.42753333333299998">
            <text:p>0,427533333333</text:p>
          </table:table-cell>
          <table:table-cell table:style-name="ACE-4" office:value-type="float" office:value="160.779">
            <text:p>160,779</text:p>
          </table:table-cell>
          <table:table-cell table:style-name="ACE-7" office:value-type="float" office:value="0.110366666667">
            <text:p>0,110366666667</text:p>
          </table:table-cell>
          <table:table-cell table:style-name="ACE-7" office:value-type="float" office:value="10.8192333333">
            <text:p>10,8192333333</text:p>
          </table:table-cell>
          <table:table-cell table:style-name="ACE-2" office:value-type="float" office:value="89.439999999999998">
            <text:p>89,4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Crypt @bzip2</text:p>
          </table:table-cell>
          <table:table-cell table:style-name="ACE-5" office:value-type="float" office:value="74.094233333299997">
            <text:p>74,0942333333</text:p>
          </table:table-cell>
          <table:table-cell table:style-name="ACE-4" office:value-type="float" office:value="92.087199999999996">
            <text:p>92,0872</text:p>
          </table:table-cell>
          <table:table-cell table:style-name="ACE-4" office:value-type="float" office:value="15.214499999999999">
            <text:p>15,2145</text:p>
          </table:table-cell>
          <table:table-cell table:style-name="ACE-4" office:value-type="float" office:value="19.195">
            <text:p>19,195</text:p>
          </table:table-cell>
          <table:table-cell table:style-name="ACE-2" office:value-type="float" office:value="89.640000000000001">
            <text:p>89,64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at@bzip2</text:p>
          </table:table-cell>
          <table:table-cell table:style-name="ACE-5" office:value-type="float" office:value="139.08166666700001">
            <text:p>139,081666667</text:p>
          </table:table-cell>
          <table:table-cell table:style-name="ACE-4" office:value-type="float" office:value="172.21906666699999">
            <text:p>172,219066667</text:p>
          </table:table-cell>
          <table:table-cell table:style-name="ACE-4" office:value-type="float" office:value="21.262733333300002">
            <text:p>21,2627333333</text:p>
          </table:table-cell>
          <table:table-cell table:style-name="ACE-4" office:value-type="float" office:value="40.286566666699997">
            <text:p>40,2865666667</text:p>
          </table:table-cell>
          <table:table-cell table:style-name="ACE-2" office:value-type="float" office:value="0.070000000000000007">
            <text:p>0,07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p@bzip2</text:p>
          </table:table-cell>
          <table:table-cell table:style-name="ACE-5" office:value-type="float" office:value="135.25666666699999">
            <text:p>135,256666667</text:p>
          </table:table-cell>
          <table:table-cell table:style-name="ACE-4" office:value-type="float" office:value="168.764333333">
            <text:p>168,764333333</text:p>
          </table:table-cell>
          <table:table-cell table:style-name="ACE-4" office:value-type="float" office:value="23.276766666699999">
            <text:p>23,2767666667</text:p>
          </table:table-cell>
          <table:table-cell table:style-name="ACE-4" office:value-type="float" office:value="40.342566666700002">
            <text:p>40,3425666667</text:p>
          </table:table-cell>
          <table:table-cell table:style-name="ACE-2" office:value-type="float" office:value="0.059999999999999998">
            <text:p>0,06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dd@bzip2</text:p>
          </table:table-cell>
          <table:table-cell table:style-name="ACE-1" office:value-type="float" office:value="458.78190000000001">
            <text:p>458,7819</text:p>
          </table:table-cell>
          <table:table-cell table:style-name="ACE-4" office:value-type="float" office:value="3.8906333333299998">
            <text:p>3,89063333333</text:p>
          </table:table-cell>
          <table:table-cell table:style-name="ACE-4" office:value-type="float" office:value="249.6884">
            <text:p>249,6884</text:p>
          </table:table-cell>
          <table:table-cell table:style-name="ACE-4" office:value-type="float" office:value="21.471800000000002">
            <text:p>21,4718</text:p>
          </table:table-cell>
          <table:table-cell table:style-name="ACE-2" office:value-type="float" office:value="0.42999999999999999">
            <text:p>0,4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Grep@bzip2</text:p>
          </table:table-cell>
          <table:table-cell table:style-name="ACE-5" office:value-type="float" office:value="0.70963333333300005">
            <text:p>0,709633333333</text:p>
          </table:table-cell>
          <table:table-cell table:style-name="ACE-7" office:value-type="float" office:value="69.5351">
            <text:p>69,5351</text:p>
          </table:table-cell>
          <table:table-cell table:style-name="ACE-7" office:value-type="float" office:value="0.53220000000000001">
            <text:p>0,5322</text:p>
          </table:table-cell>
          <table:table-cell table:style-name="ACE-7" office:value-type="float" office:value="6.8753333333300004">
            <text:p>6,87533333333</text:p>
          </table:table-cell>
          <table:table-cell table:style-name="ACE-2" office:value-type="float" office:value="97.840000000000003">
            <text:p>97,8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Gzip@bzip2</text:p>
          </table:table-cell>
          <table:table-cell table:style-name="ACE-1" office:value-type="float" office:value="0.38976666666699999">
            <text:p>0,389766666667</text:p>
          </table:table-cell>
          <table:table-cell table:style-name="ACE-7" office:value-type="float" office:value="208.1628">
            <text:p>208,1628</text:p>
          </table:table-cell>
          <table:table-cell table:style-name="ACE-7" office:value-type="float" office:value="1.6701999999999999">
            <text:p>1,6702</text:p>
          </table:table-cell>
          <table:table-cell table:style-name="ACE-7" office:value-type="float" office:value="12.652033333">
            <text:p>12,652033333</text:p>
          </table:table-cell>
          <table:table-cell table:style-name="ACE-2" office:value-type="float" office:value="93.609999999999999">
            <text:p>93,61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Bzip2 @crypt</text:p>
          </table:table-cell>
          <table:table-cell table:style-name="ACE-4" office:value-type="float" office:value="0.31703333333299999">
            <text:p>0,317033333333</text:p>
          </table:table-cell>
          <table:table-cell table:style-name="ACE-4" office:value-type="float" office:value="147.9205">
            <text:p>147,9205</text:p>
          </table:table-cell>
          <table:table-cell table:style-name="ACE-7" office:value-type="float" office:value="0.1019">
            <text:p>0,1019</text:p>
          </table:table-cell>
          <table:table-cell table:style-name="ACE-7" office:value-type="float" office:value="16.025433333300001">
            <text:p>16,0254333333</text:p>
          </table:table-cell>
          <table:table-cell table:style-name="ACE-2" office:value-type="float" office:value="89.640000000000001">
            <text:p>89,6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Crypt @crypt</text:p>
          </table:table-cell>
          <table:table-cell table:style-name="ACE-5" office:value-type="float" office:value="68.145133333299995">
            <text:p>68,1451333333</text:p>
          </table:table-cell>
          <table:table-cell table:style-name="ACE-4" office:value-type="float" office:value="85.313366666700006">
            <text:p>85,3133666667</text:p>
          </table:table-cell>
          <table:table-cell table:style-name="ACE-4" office:value-type="float" office:value="17.710599999999999">
            <text:p>17,7106</text:p>
          </table:table-cell>
          <table:table-cell table:style-name="ACE-4" office:value-type="float" office:value="29.4577666667">
            <text:p>29,4577666667</text:p>
          </table:table-cell>
          <table:table-cell table:style-name="ACE-2" office:value-type="float" office:value="83.439999999999998">
            <text:p>83,4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Cat @ crypt</text:p>
          </table:table-cell>
          <table:table-cell table:style-name="ACE-5" office:value-type="float" office:value="122.502433333">
            <text:p>122,502433333</text:p>
          </table:table-cell>
          <table:table-cell table:style-name="ACE-4" office:value-type="float" office:value="151.5635">
            <text:p>151,5635</text:p>
          </table:table-cell>
          <table:table-cell table:style-name="ACE-4" office:value-type="float" office:value="26.547733333299998">
            <text:p>26,5477333333</text:p>
          </table:table-cell>
          <table:table-cell table:style-name="ACE-4" office:value-type="float" office:value="45.535666666700003">
            <text:p>45,5356666667</text:p>
          </table:table-cell>
          <table:table-cell table:style-name="ACE-2" office:value-type="float" office:value="0.050000000000000003">
            <text:p>0,05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p @ crypt</text:p>
          </table:table-cell>
          <table:table-cell table:style-name="ACE-5" office:value-type="float" office:value="122.96769999999999">
            <text:p>122,9677</text:p>
          </table:table-cell>
          <table:table-cell table:style-name="ACE-4" office:value-type="float" office:value="152.78566666699999">
            <text:p>152,785666667</text:p>
          </table:table-cell>
          <table:table-cell table:style-name="ACE-4" office:value-type="float" office:value="27.262799999999999">
            <text:p>27,2628</text:p>
          </table:table-cell>
          <table:table-cell table:style-name="ACE-4" office:value-type="float" office:value="45.761433333299998">
            <text:p>45,7614333333</text:p>
          </table:table-cell>
          <table:table-cell table:style-name="ACE-2" office:value-type="float" office:value="0.070000000000000007">
            <text:p>0,07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dd @ crypt</text:p>
          </table:table-cell>
          <table:table-cell table:style-name="ACE-1" office:value-type="float" office:value="437.57446666700002">
            <text:p>437,574466667</text:p>
          </table:table-cell>
          <table:table-cell table:style-name="ACE-4" office:value-type="float" office:value="1.8698666666699999">
            <text:p>1,86986666667</text:p>
          </table:table-cell>
          <table:table-cell table:style-name="ACE-4" office:value-type="float" office:value="274.59996666699999">
            <text:p>274,599966667</text:p>
          </table:table-cell>
          <table:table-cell table:style-name="ACE-4" office:value-type="float" office:value="25.787466666699999">
            <text:p>25,7874666667</text:p>
          </table:table-cell>
          <table:table-cell table:style-name="ACE-2" office:value-type="float" office:value="0.40000000000000002">
            <text:p>0,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Grep @ crypt</text:p>
          </table:table-cell>
          <table:table-cell table:style-name="ACE-5" office:value-type="float" office:value="0.61023333333300001">
            <text:p>0,610233333333</text:p>
          </table:table-cell>
          <table:table-cell table:style-name="ACE-7" office:value-type="float" office:value="67.041933333299994">
            <text:p>67,0419333333</text:p>
          </table:table-cell>
          <table:table-cell table:style-name="ACE-7" office:value-type="float" office:value="0.58243333333299996">
            <text:p>0,582433333333</text:p>
          </table:table-cell>
          <table:table-cell table:style-name="ACE-7" office:value-type="float" office:value="14.533366666699999">
            <text:p>14,5333666667</text:p>
          </table:table-cell>
          <table:table-cell table:style-name="ACE-2" office:value-type="float" office:value="95.200000000000003">
            <text:p>95,2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Gzip @ crypt</text:p>
          </table:table-cell>
          <table:table-cell table:style-name="ACE-1" office:value-type="float" office:value="0.40379999999999999">
            <text:p>0,4038</text:p>
          </table:table-cell>
          <table:table-cell table:style-name="ACE-7" office:value-type="float" office:value="187.48393333300001">
            <text:p>187,483933333</text:p>
          </table:table-cell>
          <table:table-cell table:style-name="ACE-7" office:value-type="float" office:value="0.210066666667">
            <text:p>0,210066666667</text:p>
          </table:table-cell>
          <table:table-cell table:style-name="ACE-7" office:value-type="float" office:value="15.869666666700001">
            <text:p>15,8696666667</text:p>
          </table:table-cell>
          <table:table-cell table:style-name="ACE-2" office:value-type="float" office:value="79.090000000000003">
            <text:p>79,09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Bzip2 @ cat</text:p>
          </table:table-cell>
          <table:table-cell table:style-name="ACE-4" office:value-type="float" office:value="0.39283333333300002">
            <text:p>0,392833333333</text:p>
          </table:table-cell>
          <table:table-cell table:style-name="ACE-4" office:value-type="float" office:value="85.157766666699999">
            <text:p>85,1577666667</text:p>
          </table:table-cell>
          <table:table-cell table:style-name="ACE-7" office:value-type="float" office:value="0.109733333333">
            <text:p>0,109733333333</text:p>
          </table:table-cell>
          <table:table-cell table:style-name="ACE-7" office:value-type="float" office:value="51.619233333300002">
            <text:p>51,6192333333</text:p>
          </table:table-cell>
          <table:table-cell table:style-name="ACE-2" office:value-type="float" office:value="56.369999999999997">
            <text:p>56,3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Crypt @ cat</text:p>
          </table:table-cell>
          <table:table-cell table:style-name="ACE-5" office:value-type="float" office:value="52.650866666699997">
            <text:p>52,6508666667</text:p>
          </table:table-cell>
          <table:table-cell table:style-name="ACE-4" office:value-type="float" office:value="64.588800000000006">
            <text:p>64,5888</text:p>
          </table:table-cell>
          <table:table-cell table:style-name="ACE-4" office:value-type="float" office:value="20.865166666699999">
            <text:p>20,8651666667</text:p>
          </table:table-cell>
          <table:table-cell table:style-name="ACE-4" office:value-type="float" office:value="66.658100000000005">
            <text:p>66,6581</text:p>
          </table:table-cell>
          <table:table-cell table:style-name="ACE-2" office:value-type="float" office:value="68.870000000000005">
            <text:p>68,87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at @ cat</text:p>
          </table:table-cell>
          <table:table-cell table:style-name="ACE-5" office:value-type="float" office:value="85.433400000000006">
            <text:p>85,4334</text:p>
          </table:table-cell>
          <table:table-cell table:style-name="ACE-4" office:value-type="float" office:value="105.6681">
            <text:p>105,6681</text:p>
          </table:table-cell>
          <table:table-cell table:style-name="ACE-4" office:value-type="float" office:value="42.354633333300001">
            <text:p>42,3546333333</text:p>
          </table:table-cell>
          <table:table-cell table:style-name="ACE-4" office:value-type="float" office:value="64.125933333299997">
            <text:p>64,1259333333</text:p>
          </table:table-cell>
          <table:table-cell table:style-name="ACE-2" office:value-type="float" office:value="0.050000000000000003">
            <text:p>0,05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p @ cat</text:p>
          </table:table-cell>
          <table:table-cell table:style-name="ACE-5" office:value-type="float" office:value="87.233233333300007">
            <text:p>87,2332333333</text:p>
          </table:table-cell>
          <table:table-cell table:style-name="ACE-4" office:value-type="float" office:value="107.40813333299999">
            <text:p>107,408133333</text:p>
          </table:table-cell>
          <table:table-cell table:style-name="ACE-4" office:value-type="float" office:value="37.243099999999998">
            <text:p>37,2431</text:p>
          </table:table-cell>
          <table:table-cell table:style-name="ACE-4" office:value-type="float" office:value="61.239266666699997">
            <text:p>61,2392666667</text:p>
          </table:table-cell>
          <table:table-cell table:style-name="ACE-2" office:value-type="float" office:value="0.040000000000000001">
            <text:p>0,04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dd @ cat</text:p>
          </table:table-cell>
          <table:table-cell table:style-name="ACE-1" office:value-type="float" office:value="425.337133333">
            <text:p>425,337133333</text:p>
          </table:table-cell>
          <table:table-cell table:style-name="ACE-4" office:value-type="float" office:value="0.83763333333300005">
            <text:p>0,837633333333</text:p>
          </table:table-cell>
          <table:table-cell table:style-name="ACE-4" office:value-type="float" office:value="308.56959999999998">
            <text:p>308,5696</text:p>
          </table:table-cell>
          <table:table-cell table:style-name="ACE-4" office:value-type="float" office:value="23.790600000000001">
            <text:p>23,7906</text:p>
          </table:table-cell>
          <table:table-cell table:style-name="ACE-2" office:value-type="float" office:value="0.40999999999999998">
            <text:p>0,41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Grep @ cat</text:p>
          </table:table-cell>
          <table:table-cell table:style-name="ACE-5" office:value-type="float" office:value="0.58093333333300001">
            <text:p>0,580933333333</text:p>
          </table:table-cell>
          <table:table-cell table:style-name="ACE-7" office:value-type="float" office:value="53.978666666700001">
            <text:p>53,9786666667</text:p>
          </table:table-cell>
          <table:table-cell table:style-name="ACE-7" office:value-type="float" office:value="0.43146666666700001">
            <text:p>0,431466666667</text:p>
          </table:table-cell>
          <table:table-cell table:style-name="ACE-7" office:value-type="float" office:value="53.128666666699999">
            <text:p>53,1286666667</text:p>
          </table:table-cell>
          <table:table-cell table:style-name="ACE-2" office:value-type="float" office:value="82.930000000000007">
            <text:p>82,93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Gzip @ cat</text:p>
          </table:table-cell>
          <table:table-cell table:style-name="ACE-1" office:value-type="float" office:value="0.32129999999999997">
            <text:p>0,3213</text:p>
          </table:table-cell>
          <table:table-cell table:style-name="ACE-7" office:value-type="float" office:value="95.917199999999994">
            <text:p>95,9172</text:p>
          </table:table-cell>
          <table:table-cell table:style-name="ACE-7" office:value-type="float" office:value="0.26790000000000003">
            <text:p>0,2679</text:p>
          </table:table-cell>
          <table:table-cell table:style-name="ACE-7" office:value-type="float" office:value="52.413633333299998">
            <text:p>52,4136333333</text:p>
          </table:table-cell>
          <table:table-cell table:style-name="ACE-2" office:value-type="float" office:value="51.32">
            <text:p>51,32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Bzip2 @ cp</text:p>
          </table:table-cell>
          <table:table-cell table:style-name="ACE-4" office:value-type="float" office:value="0.34756666666699998">
            <text:p>0,347566666667</text:p>
          </table:table-cell>
          <table:table-cell table:style-name="ACE-4" office:value-type="float" office:value="85.461666666699998">
            <text:p>85,4616666667</text:p>
          </table:table-cell>
          <table:table-cell table:style-name="ACE-7" office:value-type="float" office:value="0.112866666667">
            <text:p>0,112866666667</text:p>
          </table:table-cell>
          <table:table-cell table:style-name="ACE-7" office:value-type="float" office:value="51.416499999999999">
            <text:p>51,4165</text:p>
          </table:table-cell>
          <table:table-cell table:style-name="ACE-2" office:value-type="float" office:value="55.100000000000001">
            <text:p>55,1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rypt @ cp</text:p>
          </table:table-cell>
          <table:table-cell table:style-name="ACE-5" office:value-type="float" office:value="51.601766666700001">
            <text:p>51,6017666667</text:p>
          </table:table-cell>
          <table:table-cell table:style-name="ACE-4" office:value-type="float" office:value="64.475666666699993">
            <text:p>64,4756666667</text:p>
          </table:table-cell>
          <table:table-cell table:style-name="ACE-4" office:value-type="float" office:value="22.991833333300001">
            <text:p>22,9918333333</text:p>
          </table:table-cell>
          <table:table-cell table:style-name="ACE-4" office:value-type="float" office:value="72.103099999999998">
            <text:p>72,1031</text:p>
          </table:table-cell>
          <table:table-cell table:style-name="ACE-2" office:value-type="float" office:value="68.120000000000005">
            <text:p>68,12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at @ cp</text:p>
          </table:table-cell>
          <table:table-cell table:style-name="ACE-5" office:value-type="float" office:value="89.708966666699993">
            <text:p>89,7089666667</text:p>
          </table:table-cell>
          <table:table-cell table:style-name="ACE-4" office:value-type="float" office:value="110.90203333300001">
            <text:p>110,902033333</text:p>
          </table:table-cell>
          <table:table-cell table:style-name="ACE-4" office:value-type="float" office:value="32.112366666699998">
            <text:p>32,1123666667</text:p>
          </table:table-cell>
          <table:table-cell table:style-name="ACE-4" office:value-type="float" office:value="61.541200000000003">
            <text:p>61,5412</text:p>
          </table:table-cell>
          <table:table-cell table:style-name="ACE-2" office:value-type="float" office:value="0.089999999999999997">
            <text:p>0,09</text:p>
          </table:table-cell>
          <table:table-cell table:number-columns-repeated="250" table:style-name="Gnumeric-default"/>
        </table:table-row>
        <table:table-row table:style-name="AROW-2">
          <table:table-cell table:style-name="ACE-1" office:value-type="string">
            <text:p>cp @ cp</text:p>
          </table:table-cell>
          <table:table-cell table:style-name="ACE-5" office:value-type="float" office:value="83.752200000000002">
            <text:p>83,7522</text:p>
          </table:table-cell>
          <table:table-cell table:style-name="ACE-4" office:value-type="float" office:value="103.722266667">
            <text:p>103,722266667</text:p>
          </table:table-cell>
          <table:table-cell table:style-name="ACE-4" office:value-type="float" office:value="45.284133333299998">
            <text:p>45,2841333333</text:p>
          </table:table-cell>
          <table:table-cell table:style-name="ACE-4" office:value-type="float" office:value="67.898466666700003">
            <text:p>67,8984666667</text:p>
          </table:table-cell>
          <table:table-cell table:style-name="ACE-13" office:value-type="string">
            <text:p>0,06<text:line-break/>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dd @ cp</text:p>
          </table:table-cell>
          <table:table-cell table:style-name="ACE-1" office:value-type="float" office:value="425.39440000000002">
            <text:p>425,3944</text:p>
          </table:table-cell>
          <table:table-cell table:style-name="ACE-4" office:value-type="float" office:value="0.64923333333300004">
            <text:p>0,649233333333</text:p>
          </table:table-cell>
          <table:table-cell table:style-name="ACE-4" office:value-type="float" office:value="293.08603333299999">
            <text:p>293,086033333</text:p>
          </table:table-cell>
          <table:table-cell table:style-name="ACE-4" office:value-type="float" office:value="18.877700000000001">
            <text:p>18,8777</text:p>
          </table:table-cell>
          <table:table-cell table:style-name="ACE-2" office:value-type="float" office:value="0.38">
            <text:p>0,38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Grep @ cp</text:p>
          </table:table-cell>
          <table:table-cell table:style-name="ACE-6" office:value-type="float" office:value="0.74260000000000004">
            <text:p>0,7426</text:p>
          </table:table-cell>
          <table:table-cell table:style-name="ACE-8" office:value-type="float" office:value="53.825000000000003">
            <text:p>53,825</text:p>
          </table:table-cell>
          <table:table-cell table:style-name="ACE-7" office:value-type="float" office:value="0.85509999999999997">
            <text:p>0,8551</text:p>
          </table:table-cell>
          <table:table-cell table:style-name="ACE-7" office:value-type="float" office:value="53.8341666667">
            <text:p>53,8341666667</text:p>
          </table:table-cell>
          <table:table-cell table:style-name="ACE-2" office:value-type="float" office:value="82.709999999999994">
            <text:p>82,71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Gzip @ cp</text:p>
          </table:table-cell>
          <table:table-cell table:style-name="ACE-1" office:value-type="float" office:value="0.39179999999999998">
            <text:p>0,3918</text:p>
          </table:table-cell>
          <table:table-cell table:style-name="ACE-7" office:value-type="float" office:value="97.202366666700001">
            <text:p>97,2023666667</text:p>
          </table:table-cell>
          <table:table-cell table:style-name="ACE-7" office:value-type="float" office:value="0.32006666666700001">
            <text:p>0,320066666667</text:p>
          </table:table-cell>
          <table:table-cell table:style-name="ACE-7" office:value-type="float" office:value="51.5365333333">
            <text:p>51,5365333333</text:p>
          </table:table-cell>
          <table:table-cell table:style-name="ACE-2" office:value-type="float" office:value="51.140000000000001">
            <text:p>51,1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Bzip2 @ dd</text:p>
          </table:table-cell>
          <table:table-cell table:style-name="ACE-4" office:value-type="float" office:value="0.40983333333299998">
            <text:p>0,409833333333</text:p>
          </table:table-cell>
          <table:table-cell table:style-name="ACE-4" office:value-type="float" office:value="48.598966666700001">
            <text:p>48,5989666667</text:p>
          </table:table-cell>
          <table:table-cell table:style-name="ACE-7" office:value-type="float" office:value="1.2837666666700001">
            <text:p>1,28376666667</text:p>
          </table:table-cell>
          <table:table-cell table:style-name="ACE-7" office:value-type="float" office:value="144.07390000000001">
            <text:p>144,0739</text:p>
          </table:table-cell>
          <table:table-cell table:style-name="ACE-2" office:value-type="float" office:value="28.960000000000001">
            <text:p>28,96</text:p>
          </table:table-cell>
          <table:table-cell table:number-columns-repeated="250" table:style-name="Gnumeric-default"/>
        </table:table-row>
        <table:table-row table:style-name="AROW-2">
          <table:table-cell table:style-name="ACE-1" office:value-type="string">
            <text:p>Crypt @ dd</text:p>
          </table:table-cell>
          <table:table-cell table:style-name="ACE-5" office:value-type="float" office:value="29.750800000000002">
            <text:p>29,7508</text:p>
          </table:table-cell>
          <table:table-cell table:style-name="ACE-4" office:value-type="float" office:value="37.237233333299997">
            <text:p>37,2372333333</text:p>
          </table:table-cell>
          <table:table-cell table:style-name="ACE-4" office:value-type="float" office:value="108.65163333300001">
            <text:p>108,651633333</text:p>
          </table:table-cell>
          <table:table-cell table:style-name="ACE-4" office:value-type="string">
            <text:p>221,1152<text:line-break/></text:p>
          </table:table-cell>
          <table:table-cell table:style-name="ACE-2" office:value-type="float" office:value="37.119999999999997">
            <text:p>37,12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at@ dd</text:p>
          </table:table-cell>
          <table:table-cell table:style-name="ACE-5" office:value-type="float" office:value="54.880066666700003">
            <text:p>54,8800666667</text:p>
          </table:table-cell>
          <table:table-cell table:style-name="ACE-4" office:value-type="float" office:value="68.260466666699998">
            <text:p>68,2604666667</text:p>
          </table:table-cell>
          <table:table-cell table:style-name="ACE-4" office:value-type="float" office:value="145.8811">
            <text:p>145,8811</text:p>
          </table:table-cell>
          <table:table-cell table:style-name="ACE-4" office:value-type="float" office:value="149.75246666699999">
            <text:p>149,752466667</text:p>
          </table:table-cell>
          <table:table-cell table:style-name="ACE-2" office:value-type="float" office:value="0.040000000000000001">
            <text:p>0,04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p @ dd</text:p>
          </table:table-cell>
          <table:table-cell table:style-name="ACE-5" office:value-type="float" office:value="47.204766666700003">
            <text:p>47,2047666667</text:p>
          </table:table-cell>
          <table:table-cell table:style-name="ACE-4" office:value-type="float" office:value="57.933033333300003">
            <text:p>57,9330333333</text:p>
          </table:table-cell>
          <table:table-cell table:style-name="ACE-4" office:value-type="float" office:value="139.990766667">
            <text:p>139,990766667</text:p>
          </table:table-cell>
          <table:table-cell table:style-name="ACE-4" office:value-type="float" office:value="160.925533333">
            <text:p>160,925533333</text:p>
          </table:table-cell>
          <table:table-cell table:style-name="ACE-2" office:value-type="float" office:value="0.050000000000000003">
            <text:p>0,05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dd <text:s/>@ dd</text:p>
          </table:table-cell>
          <table:table-cell table:style-name="ACE-1" office:value-type="float" office:value="257.36423333300002">
            <text:p>257,364233333</text:p>
          </table:table-cell>
          <table:table-cell table:style-name="ACE-4" office:value-type="float" office:value="1.74553333333">
            <text:p>1,74553333333</text:p>
          </table:table-cell>
          <table:table-cell table:style-name="ACE-4" office:value-type="float" office:value="534.52523333299996">
            <text:p>534,525233333</text:p>
          </table:table-cell>
          <table:table-cell table:style-name="ACE-4" office:value-type="float" office:value="74.702666666699997">
            <text:p>74,7026666667</text:p>
          </table:table-cell>
          <table:table-cell table:style-name="ACE-2" office:value-type="float" office:value="0.19">
            <text:p>0,19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Grep @ dd</text:p>
          </table:table-cell>
          <table:table-cell table:style-name="ACE-6" office:value-type="float" office:value="0.59843333333299997">
            <text:p>0,598433333333</text:p>
          </table:table-cell>
          <table:table-cell table:style-name="ACE-8" office:value-type="float" office:value="38.192700000000002">
            <text:p>38,1927</text:p>
          </table:table-cell>
          <table:table-cell table:style-name="ACE-7" office:value-type="float" office:value="3.8072666666699999">
            <text:p>3,80726666667</text:p>
          </table:table-cell>
          <table:table-cell table:style-name="ACE-7" office:value-type="float" office:value="139.715533333">
            <text:p>139,715533333</text:p>
          </table:table-cell>
          <table:table-cell table:style-name="ACE-2" office:value-type="float" office:value="49.539999999999999">
            <text:p>49,54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Gzip@ dd</text:p>
          </table:table-cell>
          <table:table-cell table:style-name="ACE-1" office:value-type="float" office:value="0.324666666667">
            <text:p>0,324666666667</text:p>
          </table:table-cell>
          <table:table-cell table:style-name="ACE-7" office:value-type="float" office:value="44.907333333300002">
            <text:p>44,9073333333</text:p>
          </table:table-cell>
          <table:table-cell table:style-name="ACE-7" office:value-type="float" office:value="3.8758666666699999">
            <text:p>3,87586666667</text:p>
          </table:table-cell>
          <table:table-cell table:style-name="ACE-7" office:value-type="float" office:value="157.30063333300001">
            <text:p>157,300633333</text:p>
          </table:table-cell>
          <table:table-cell table:style-name="ACE-2" office:value-type="float" office:value="25.260000000000002">
            <text:p>25,26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Bzip2 @ grep</text:p>
          </table:table-cell>
          <table:table-cell table:style-name="ACE-4" office:value-type="float" office:value="0.34983333333299999">
            <text:p>0,349833333333</text:p>
          </table:table-cell>
          <table:table-cell table:style-name="ACE-4" office:value-type="float" office:value="173.583833333">
            <text:p>173,583833333</text:p>
          </table:table-cell>
          <table:table-cell table:style-name="ACE-7" office:value-type="float" office:value="0.12193333333299999">
            <text:p>0,121933333333</text:p>
          </table:table-cell>
          <table:table-cell table:style-name="ACE-7" office:value-type="float" office:value="6.1876666666700002">
            <text:p>6,18766666667</text:p>
          </table:table-cell>
          <table:table-cell table:style-name="ACE-2" office:value-type="float" office:value="94.030000000000001">
            <text:p>94,03</text:p>
          </table:table-cell>
          <table:table-cell table:number-columns-repeated="250" table:style-name="Gnumeric-default"/>
        </table:table-row>
        <table:table-row table:style-name="AROW-3">
          <table:table-cell table:style-name="ACE-1" office:value-type="string">
            <text:p>Crypt@ grep</text:p>
          </table:table-cell>
          <table:table-cell table:style-name="ACE-5" office:value-type="float" office:value="76.063166666699999">
            <text:p>76,0631666667</text:p>
          </table:table-cell>
          <table:table-cell table:style-name="ACE-9" office:value-type="float" office:value="94.668000000000006">
            <text:p>94,668</text:p>
          </table:table-cell>
          <table:table-cell table:style-name="ACE-4" office:value-type="float" office:value="15.149800000000001">
            <text:p>15,1498</text:p>
          </table:table-cell>
          <table:table-cell table:style-name="ACE-11" office:value-type="string">
            <text:p><text:line-break/>15,33263333</text:p>
          </table:table-cell>
          <table:table-cell table:style-name="ACE-2" office:value-type="float" office:value="0.059999999999999998">
            <text:p>0,06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at@ grep</text:p>
          </table:table-cell>
          <table:table-cell table:style-name="ACE-5" office:value-type="float" office:value="152.8785">
            <text:p>152,8785</text:p>
          </table:table-cell>
          <table:table-cell table:style-name="ACE-4" office:value-type="float" office:value="188.23143333300001">
            <text:p>188,231433333</text:p>
          </table:table-cell>
          <table:table-cell table:style-name="ACE-4" office:value-type="float" office:value="20.704266666700001">
            <text:p>20,7042666667</text:p>
          </table:table-cell>
          <table:table-cell table:style-name="ACE-4" office:value-type="float" office:value="36.345933333300003">
            <text:p>36,3459333333</text:p>
          </table:table-cell>
          <table:table-cell table:style-name="ACE-2" office:value-type="float" office:value="0.059999999999999998">
            <text:p>0,06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p@ grep</text:p>
          </table:table-cell>
          <table:table-cell table:style-name="ACE-5" office:value-type="float" office:value="153.558233333">
            <text:p>153,558233333</text:p>
          </table:table-cell>
          <table:table-cell table:style-name="ACE-4" office:value-type="float" office:value="189.87710000000001">
            <text:p>189,8771</text:p>
          </table:table-cell>
          <table:table-cell table:style-name="ACE-4" office:value-type="float" office:value="21.408633333299999">
            <text:p>21,4086333333</text:p>
          </table:table-cell>
          <table:table-cell table:style-name="ACE-4" office:value-type="float" office:value="36.351733333299997">
            <text:p>36,3517333333</text:p>
          </table:table-cell>
          <table:table-cell table:style-name="ACE-2" office:value-type="float" office:value="0.059999999999999998">
            <text:p>0,06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dd @ grep</text:p>
          </table:table-cell>
          <table:table-cell table:style-name="ACE-1" office:value-type="float" office:value="481.45256666699999">
            <text:p>481,452566667</text:p>
          </table:table-cell>
          <table:table-cell table:style-name="ACE-4" office:value-type="float" office:value="0.778866666667">
            <text:p>0,778866666667</text:p>
          </table:table-cell>
          <table:table-cell table:style-name="ACE-4" office:value-type="float" office:value="255.17866666699999">
            <text:p>255,178666667</text:p>
          </table:table-cell>
          <table:table-cell table:style-name="ACE-4" office:value-type="float" office:value="19.7696333333">
            <text:p>19,7696333333</text:p>
          </table:table-cell>
          <table:table-cell table:style-name="ACE-2" office:value-type="float" office:value="0.42999999999999999">
            <text:p>0,4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Grep@ grep</text:p>
          </table:table-cell>
          <table:table-cell table:style-name="ACE-6" office:value-type="float" office:value="0.68203333333299998">
            <text:p>0,682033333333</text:p>
          </table:table-cell>
          <table:table-cell table:style-name="ACE-8" office:value-type="float" office:value="69.363133333299999">
            <text:p>69,3631333333</text:p>
          </table:table-cell>
          <table:table-cell table:style-name="ACE-7" office:value-type="float" office:value="3.4265333333300001">
            <text:p>3,42653333333</text:p>
          </table:table-cell>
          <table:table-cell table:style-name="ACE-7" office:value-type="float" office:value="5.2653333333300001">
            <text:p>5,26533333333</text:p>
          </table:table-cell>
          <table:table-cell table:style-name="ACE-2" office:value-type="float" office:value="97.769999999999996">
            <text:p>97,7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Gzip@ grep</text:p>
          </table:table-cell>
          <table:table-cell table:style-name="ACE-1" office:value-type="float" office:value="0.49663333333300003">
            <text:p>0,496633333333</text:p>
          </table:table-cell>
          <table:table-cell table:style-name="ACE-7" office:value-type="float" office:value="232.52843333300001">
            <text:p>232,528433333</text:p>
          </table:table-cell>
          <table:table-cell table:style-name="ACE-7" office:value-type="float" office:value="0.21223333333300001">
            <text:p>0,212233333333</text:p>
          </table:table-cell>
          <table:table-cell table:style-name="ACE-7" office:value-type="float" office:value="5.3479666666699996">
            <text:p>5,34796666667</text:p>
          </table:table-cell>
          <table:table-cell table:style-name="ACE-2" office:value-type="float" office:value="93.629999999999995">
            <text:p>93,6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Bzip2 @gzip</text:p>
          </table:table-cell>
          <table:table-cell table:style-name="ACE-4" office:value-type="float" office:value="0.36959999999999998">
            <text:p>0,3696</text:p>
          </table:table-cell>
          <table:table-cell table:style-name="ACE-4" office:value-type="float" office:value="149.01320000000001">
            <text:p>149,0132</text:p>
          </table:table-cell>
          <table:table-cell table:style-name="ACE-7" office:value-type="float" office:value="0.1071">
            <text:p>0,1071</text:p>
          </table:table-cell>
          <table:table-cell table:style-name="ACE-7" office:value-type="float" office:value="16.809266666700001">
            <text:p>16,8092666667</text:p>
          </table:table-cell>
          <table:table-cell table:style-name="ACE-2" office:value-type="float" office:value="83.950000000000003">
            <text:p>83,95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Crypt@gzip</text:p>
          </table:table-cell>
          <table:table-cell table:style-name="ACE-5" office:value-type="float" office:value="73.229666666699998">
            <text:p>73,2296666667</text:p>
          </table:table-cell>
          <table:table-cell table:style-name="ACE-10" office:value-type="float" office:value="90.980999999999995">
            <text:p>91</text:p>
          </table:table-cell>
          <table:table-cell table:style-name="ACE-4" office:value-type="float" office:value="15.2552">
            <text:p>15,2552</text:p>
          </table:table-cell>
          <table:table-cell table:style-name="ACE-4" office:value-type="float" office:value="21.2899666667">
            <text:p>21,2899666667</text:p>
          </table:table-cell>
          <table:table-cell table:style-name="ACE-2" office:value-type="float" office:value="88.010000000000005">
            <text:p>88,01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at@gzip</text:p>
          </table:table-cell>
          <table:table-cell table:style-name="ACE-5" office:value-type="float" office:value="129.93000000000001">
            <text:p>129,93</text:p>
          </table:table-cell>
          <table:table-cell table:style-name="ACE-4" office:value-type="float" office:value="161.112166667">
            <text:p>161,112166667</text:p>
          </table:table-cell>
          <table:table-cell table:style-name="ACE-4" office:value-type="float" office:value="25.0778666667">
            <text:p>25,0778666667</text:p>
          </table:table-cell>
          <table:table-cell table:style-name="ACE-4" office:value-type="float" office:value="42.168233333300002">
            <text:p>42,1682333333</text:p>
          </table:table-cell>
          <table:table-cell table:style-name="ACE-2" office:value-type="float" office:value="0.050000000000000003">
            <text:p>0,05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cp@gzip</text:p>
          </table:table-cell>
          <table:table-cell table:style-name="ACE-5" office:value-type="float" office:value="127.677466667">
            <text:p>127,677466667</text:p>
          </table:table-cell>
          <table:table-cell table:style-name="ACE-4" office:value-type="float" office:value="159.02716666699999">
            <text:p>159,027166667</text:p>
          </table:table-cell>
          <table:table-cell table:style-name="ACE-4" office:value-type="float" office:value="20.8548333333">
            <text:p>20,8548333333</text:p>
          </table:table-cell>
          <table:table-cell table:style-name="ACE-4" office:value-type="float" office:value="42.3598">
            <text:p>42,3598</text:p>
          </table:table-cell>
          <table:table-cell table:style-name="ACE-2" office:value-type="float" office:value="0.059999999999999998">
            <text:p>0,06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dd @ gzip</text:p>
          </table:table-cell>
          <table:table-cell table:style-name="ACE-1" office:value-type="float" office:value="454.9151">
            <text:p>454,9151</text:p>
          </table:table-cell>
          <table:table-cell table:style-name="ACE-4" office:value-type="float" office:value="3.98826666667">
            <text:p>3,98826666667</text:p>
          </table:table-cell>
          <table:table-cell table:style-name="ACE-4" office:value-type="float" office:value="272.313133333">
            <text:p>272,313133333</text:p>
          </table:table-cell>
          <table:table-cell table:style-name="ACE-4" office:value-type="float" office:value="42.587733333300001">
            <text:p>42,5877333333</text:p>
          </table:table-cell>
          <table:table-cell table:style-name="ACE-2" office:value-type="float" office:value="0.44">
            <text:p>0,4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Grep @ gzip</text:p>
          </table:table-cell>
          <table:table-cell table:style-name="ACE-6" office:value-type="float" office:value="0.66413333333299995">
            <text:p>0,664133333333</text:p>
          </table:table-cell>
          <table:table-cell table:style-name="ACE-8" office:value-type="float" office:value="69.321533333299996">
            <text:p>69,3215333333</text:p>
          </table:table-cell>
          <table:table-cell table:style-name="ACE-7" office:value-type="float" office:value="2.74763333333">
            <text:p>2,74763333333</text:p>
          </table:table-cell>
          <table:table-cell table:style-name="ACE-7" office:value-type="float" office:value="7.2667999999999999">
            <text:p>7,2668</text:p>
          </table:table-cell>
          <table:table-cell table:style-name="ACE-2" office:value-type="float" office:value="97.849999999999994">
            <text:p>97,85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Gzip @ gzip</text:p>
          </table:table-cell>
          <table:table-cell table:style-name="ACE-1" office:value-type="float" office:value="0.47710000000000002">
            <text:p>0,4771</text:p>
          </table:table-cell>
          <table:table-cell table:style-name="ACE-7" office:value-type="float" office:value="200.89449999999999">
            <text:p>200,8945</text:p>
          </table:table-cell>
          <table:table-cell table:style-name="ACE-7" office:value-type="float" office:value="0.37766666666699999">
            <text:p>0,377666666667</text:p>
          </table:table-cell>
          <table:table-cell table:style-name="ACE-7" office:value-type="float" office:value="15.4992">
            <text:p>15,4992</text:p>
          </table:table-cell>
          <table:table-cell table:style-name="ACE-2" office:value-type="float" office:value="83.540000000000006">
            <text:p>83,54</text:p>
          </table:table-cell>
          <table:table-cell table:number-columns-repeated="250" table:style-name="Gnumeric-default"/>
        </table:table-row>
        <table:table-row table:style-name="AROW-0" table:number-rows-repeated="65486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4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5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number-style style:name="ND-0">
      <number:number number:decimal-places="0" number:grouping="tru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8-30T18:21:47Z</dc:date>
    <meta:creation-date>2016-08-30T18:19:52Z</meta:creation-date>
    <meta:generator>gnumeric/1.12.18</meta:generator>
  </office:meta>
</office:document-meta>
</file>